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04pt"/>
    </style:style>
    <style:style style:name="co5" style:family="table-column">
      <style:table-column-properties fo:break-before="auto" style:column-width="16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3.01pt" fo:break-before="auto" style:use-optimal-row-height="false"/>
    </style:style>
    <style:style style:name="ro4" style:family="table-row">
      <style:table-row-properties style:row-height="14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688" calcext:value-type="float">
            <text:p>4688</text:p>
          </table:table-cell>
          <table:table-cell table:style-name="ce1" office:value-type="float" office:value="4697" calcext:value-type="float">
            <text:p>4697</text:p>
          </table:table-cell>
          <table:table-cell/>
          <table:table-cell table:style-name="ce1" office:value-type="float" office:value="206230" calcext:value-type="float">
            <text:p>206230</text:p>
          </table:table-cell>
          <table:table-cell office:value-type="float" office:value="195390" calcext:value-type="float">
            <text:p>195390</text:p>
          </table:table-cell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1" office:value-type="float" office:value="50688" calcext:value-type="float">
            <text:p>50688</text:p>
          </table:table-cell>
          <table:table-cell table:style-name="ce1" office:value-type="float" office:value="574547" calcext:value-type="float">
            <text:p>574547</text:p>
          </table:table-cell>
          <table:table-cell office:value-type="float" office:value="5839610" calcext:value-type="float">
            <text:p>5839610</text:p>
          </table:table-cell>
          <table:table-cell/>
          <table:table-cell office:value-type="float" office:value="2010174" calcext:value-type="float">
            <text:p>2010174</text:p>
          </table:table-cell>
          <table:table-cell office:value-type="float" office:value="20747548" calcext:value-type="float">
            <text:p>20747548</text:p>
          </table:table-cell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1" office:value-type="float" office:value="5511" calcext:value-type="float">
            <text:p>5511</text:p>
          </table:table-cell>
          <table:table-cell office:value-type="float" office:value="9170" calcext:value-type="float">
            <text:p>9170</text:p>
          </table:table-cell>
          <table:table-cell table:style-name="ce1" office:value-type="float" office:value="29734" calcext:value-type="float">
            <text:p>29734</text:p>
          </table:table-cell>
          <table:table-cell/>
          <table:table-cell table:style-name="ce1" office:value-type="float" office:value="204523" calcext:value-type="float">
            <text:p>204523</text:p>
          </table:table-cell>
          <table:table-cell office:value-type="float" office:value="217680" calcext:value-type="float">
            <text:p>217680</text:p>
          </table:table-cell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5814" calcext:value-type="float">
            <text:p>5814</text:p>
          </table:table-cell>
          <table:table-cell office:value-type="float" office:value="9525" calcext:value-type="float">
            <text:p>9525</text:p>
          </table:table-cell>
          <table:table-cell office:value-type="float" office:value="12582" calcext:value-type="float">
            <text:p>12582</text:p>
          </table:table-cell>
          <table:table-cell/>
          <table:table-cell table:style-name="ce1" office:value-type="float" office:value="205074" calcext:value-type="float">
            <text:p>205074</text:p>
          </table:table-cell>
          <table:table-cell office:value-type="float" office:value="200725" calcext:value-type="float">
            <text:p>200725</text:p>
          </table:table-cell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1" office:value-type="float" office:value="6084" calcext:value-type="float">
            <text:p>6084</text:p>
          </table:table-cell>
          <table:table-cell office:value-type="float" office:value="9327" calcext:value-type="float">
            <text:p>9327</text:p>
          </table:table-cell>
          <table:table-cell table:style-name="ce1" office:value-type="float" office:value="17754" calcext:value-type="float">
            <text:p>17754</text:p>
          </table:table-cell>
          <table:table-cell/>
          <table:table-cell table:style-name="ce1" office:value-type="float" office:value="204219" calcext:value-type="float">
            <text:p>204219</text:p>
          </table:table-cell>
          <table:table-cell office:value-type="float" office:value="211706" calcext:value-type="float">
            <text:p>211706</text:p>
          </table:table-cell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1" office:value-type="float" office:value="20578" calcext:value-type="float">
            <text:p>20578</text:p>
          </table:table-cell>
          <table:table-cell office:value-type="float" office:value="27551" calcext:value-type="float">
            <text:p>27551</text:p>
          </table:table-cell>
          <table:table-cell table:style-name="ce1" office:value-type="float" office:value="36532" calcext:value-type="float">
            <text:p>36532</text:p>
          </table:table-cell>
          <table:table-cell/>
          <table:table-cell table:style-name="ce1" office:value-type="float" office:value="622553" calcext:value-type="float">
            <text:p>622553</text:p>
          </table:table-cell>
          <table:table-cell office:value-type="float" office:value="615506" calcext:value-type="float">
            <text:p>615506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93417" calcext:value-type="float">
            <text:p>93417</text:p>
          </table:table-cell>
          <table:table-cell office:value-type="float" office:value="634812" calcext:value-type="float">
            <text:p>634812</text:p>
          </table:table-cell>
          <table:table-cell table:style-name="ce1" office:value-type="float" office:value="5940912" calcext:value-type="float">
            <text:p>5940912</text:p>
          </table:table-cell>
          <table:table-cell/>
          <table:table-cell table:style-name="ce1" office:value-type="float" office:value="3452775" calcext:value-type="float">
            <text:p>3452775</text:p>
          </table:table-cell>
          <table:table-cell office:value-type="float" office:value="22188557" calcext:value-type="float">
            <text:p>22188557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float" office:value="20779176" calcext:value-type="float">
            <text:p>20779176</text:p>
          </table:table-cell>
        </table:table-row>
        <table:table-row table:style-name="ro1">
          <table:table-cell table:style-name="Default" office:value-type="string" calcext:value-type="string">
            <text:p>Select records from substances</text:p>
          </table:table-cell>
          <table:table-cell table:number-columns-repeated="5"/>
          <table:table-cell table:style-name="Default"/>
        </table:table-row>
      </table:table>
      <table:table table:name="Substances" table:style-name="ta1">
        <table:table-column table:style-name="co5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elect records from substances 6003 <text:s/>records</text:p>
          </table:table-cell>
          <table:table-cell/>
          <table:table-cell office:value-type="string" calcext:value-type="string">
            <text:p>microsecond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reate collection</text:p>
          </table:table-cell>
          <table:table-cell/>
          <table:table-cell office:value-type="float" office:value="243332" calcext:value-type="float">
            <text:p>2433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all records</text:p>
          </table:table-cell>
          <table:table-cell/>
          <table:table-cell office:value-type="float" office:value="11371278" calcext:value-type="float">
            <text:p>11371278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elect records by template</text:p>
          </table:table-cell>
          <table:table-cell/>
          <table:table-cell office:value-type="float" office:value="9526708" calcext:value-type="float">
            <text:p>952670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 records by AQL query (ret part)</text:p>
          </table:table-cell>
          <table:table-cell/>
          <table:table-cell office:value-type="float" office:value="3219868" calcext:value-type="float">
            <text:p>3219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ll time</text:p>
          </table:table-cell>
          <table:table-cell/>
          <table:table-cell office:value-type="float" office:value="24361188" calcext:value-type="float">
            <text:p>24361188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0:00.227613721</meta:creation-date>
    <dc:date>2020-02-24T14:54:41.438067117</dc:date>
    <meta:editing-duration>PT24M30S</meta:editing-duration>
    <meta:editing-cycles>4</meta:editing-cycles>
    <meta:generator>LibreOffice/6.0.7.3$Linux_X86_64 LibreOffice_project/00m0$Build-3</meta:generator>
    <meta:document-statistic meta:table-count="2" meta:cell-count="68" meta:object-count="0"/>
    <meta:user-defined meta:name="qrichtext">1</meta:user-defined>
  </office:meta>
</office:document-meta>
</file>